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99" calcext:value-type="float">
            <text:p>999</text:p>
          </table:table-cell>
          <table:table-cell table:style-name="ce7" table:formula="of:=COUNTIF([.B7:.B1095];&quot;X&quot;)" office:value-type="float" office:value="852" calcext:value-type="float">
            <text:p>852</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7" calcext:value-type="float">
            <text:p>117</text:p>
          </table:table-cell>
          <table:table-cell table:style-name="ce25" table:formula="of:=SUM([.B2:.F2])" office:value-type="float" office:value="1063" calcext:value-type="float">
            <text:p>106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5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06">00/00/0000</text:date>, <text:time style:data-style-name="N2" text:time-value="20:56:32.10023344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06T20:57:03.291639219</dc:date>
    <meta:editing-duration>P1DT3H28M24S</meta:editing-duration>
    <meta:editing-cycles>1000</meta:editing-cycles>
    <meta:document-statistic meta:table-count="1" meta:cell-count="6021" meta:object-count="0"/>
  </office:meta>
</office:document-meta>
</file>